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" svg:font-family="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 style:list-style-name="L18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Text_20_body" style:list-style-name="L19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7" style:family="paragraph" style:parent-style-name="Text_20_body" style:list-style-name="L20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8" style:family="paragraph" style:parent-style-name="Text_20_body" style:list-style-name="L21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Text_20_body" style:list-style-name="L22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0" style:family="paragraph" style:parent-style-name="Text_20_body" style:list-style-name="L24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1" style:family="paragraph" style:parent-style-name="Text_20_body" style:list-style-name="L26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2" style:family="paragraph" style:parent-style-name="Text_20_body" style:list-style-name="L29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3" style:family="paragraph" style:parent-style-name="Text_20_body" style:list-style-name="L32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4" style:family="paragraph" style:parent-style-name="Text_20_body" style:list-style-name="L35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5" style:family="paragraph" style:parent-style-name="Text_20_body" style:list-style-name="L45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6" style:family="paragraph" style:parent-style-name="Text_20_body" style:list-style-name="L1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17" style:family="paragraph" style:parent-style-name="Text_20_body" style:list-style-name="L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Text_20_body" style:list-style-name="L5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 style:list-style-name="L6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Text_20_body" style:list-style-name="L7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Text_20_body" style:list-style-name="L8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4" style:family="paragraph" style:parent-style-name="Text_20_body" style:list-style-name="L9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5" style:family="paragraph" style:parent-style-name="Text_20_body" style:list-style-name="L10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6" style:family="paragraph" style:parent-style-name="Text_20_body" style:list-style-name="L11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7" style:family="paragraph" style:parent-style-name="Text_20_body" style:list-style-name="L1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8" style:family="paragraph" style:parent-style-name="Text_20_body" style:list-style-name="L1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29" style:family="paragraph" style:parent-style-name="Text_20_body" style:list-style-name="L14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0" style:family="paragraph" style:parent-style-name="Text_20_body" style:list-style-name="L15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1" style:family="paragraph" style:parent-style-name="Text_20_body" style:list-style-name="L16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2" style:family="paragraph" style:parent-style-name="Text_20_body" style:list-style-name="L18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3" style:family="paragraph" style:parent-style-name="Text_20_body" style:list-style-name="L19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4" style:family="paragraph" style:parent-style-name="Text_20_body" style:list-style-name="L20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5" style:family="paragraph" style:parent-style-name="Text_20_body" style:list-style-name="L21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6" style:family="paragraph" style:parent-style-name="Text_20_body" style:list-style-name="L2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7" style:family="paragraph" style:parent-style-name="Text_20_body" style:list-style-name="L2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8" style:family="paragraph" style:parent-style-name="Text_20_body" style:list-style-name="L24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39" style:family="paragraph" style:parent-style-name="Text_20_body" style:list-style-name="L25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0" style:family="paragraph" style:parent-style-name="Text_20_body" style:list-style-name="L26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1" style:family="paragraph" style:parent-style-name="Text_20_body" style:list-style-name="L27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2" style:family="paragraph" style:parent-style-name="Text_20_body" style:list-style-name="L28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3" style:family="paragraph" style:parent-style-name="Text_20_body" style:list-style-name="L29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4" style:family="paragraph" style:parent-style-name="Text_20_body" style:list-style-name="L30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5" style:family="paragraph" style:parent-style-name="Text_20_body" style:list-style-name="L31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6" style:family="paragraph" style:parent-style-name="Text_20_body" style:list-style-name="L3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7" style:family="paragraph" style:parent-style-name="Text_20_body" style:list-style-name="L3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8" style:family="paragraph" style:parent-style-name="Text_20_body" style:list-style-name="L34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49" style:family="paragraph" style:parent-style-name="Text_20_body" style:list-style-name="L35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0" style:family="paragraph" style:parent-style-name="Text_20_body" style:list-style-name="L36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1" style:family="paragraph" style:parent-style-name="Text_20_body" style:list-style-name="L37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2" style:family="paragraph" style:parent-style-name="Text_20_body" style:list-style-name="L38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3" style:family="paragraph" style:parent-style-name="Text_20_body" style:list-style-name="L39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4" style:family="paragraph" style:parent-style-name="Text_20_body" style:list-style-name="L40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5" style:family="paragraph" style:parent-style-name="Text_20_body" style:list-style-name="L41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6" style:family="paragraph" style:parent-style-name="Text_20_body" style:list-style-name="L4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7" style:family="paragraph" style:parent-style-name="Text_20_body" style:list-style-name="L4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8" style:family="paragraph" style:parent-style-name="Text_20_body" style:list-style-name="L44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59" style:family="paragraph" style:parent-style-name="Text_20_body" style:list-style-name="L45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/>
    </style:style>
    <style:style style:name="P60" style:family="paragraph" style:parent-style-name="Text_20_body" style:list-style-name="L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normal" style:font-weight-complex="normal"/>
    </style:style>
    <style:style style:name="P61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normal" style:font-weight-complex="normal"/>
    </style:style>
    <style:style style:name="P62" style:family="paragraph" style:parent-style-name="Text_20_body" style:list-style-name="L4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normal" style:font-weight-complex="normal"/>
    </style:style>
    <style:style style:name="P63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64" style:family="paragraph" style:parent-style-name="Text_20_body" style:list-style-name="L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65" style:family="paragraph" style:parent-style-name="Text_20_body" style:list-style-name="L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66" style:family="paragraph" style:parent-style-name="Text_20_body" style:list-style-name="L4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67" style:family="paragraph" style:parent-style-name="Text_20_body" style:list-style-name="L5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68" style:family="paragraph" style:parent-style-name="Text_20_body" style:list-style-name="L6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69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0" style:family="paragraph" style:parent-style-name="Text_20_body" style:list-style-name="L7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1" style:family="paragraph" style:parent-style-name="Text_20_body" style:list-style-name="L8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2" style:family="paragraph" style:parent-style-name="Text_20_body" style:list-style-name="L9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3" style:family="paragraph" style:parent-style-name="Text_20_body" style:list-style-name="L10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4" style:family="paragraph" style:parent-style-name="Text_20_body" style:list-style-name="L11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5" style:family="paragraph" style:parent-style-name="Text_20_body" style:list-style-name="L1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6" style:family="paragraph" style:parent-style-name="Text_20_body" style:list-style-name="L1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7" style:family="paragraph" style:parent-style-name="Text_20_body" style:list-style-name="L14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8" style:family="paragraph" style:parent-style-name="Text_20_body" style:list-style-name="L15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9" style:family="paragraph" style:parent-style-name="Text_20_body" style:list-style-name="L16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0" style:family="paragraph" style:parent-style-name="Text_20_body" style:list-style-name="L2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1" style:family="paragraph" style:parent-style-name="Text_20_body" style:list-style-name="L25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2" style:family="paragraph" style:parent-style-name="Text_20_body" style:list-style-name="L27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3" style:family="paragraph" style:parent-style-name="Text_20_body" style:list-style-name="L30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4" style:family="paragraph" style:parent-style-name="Text_20_body" style:list-style-name="L36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5" style:family="paragraph" style:parent-style-name="Text_20_body" style:list-style-name="L37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6" style:family="paragraph" style:parent-style-name="Text_20_body" style:list-style-name="L38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7" style:family="paragraph" style:parent-style-name="Text_20_body" style:list-style-name="L39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8" style:family="paragraph" style:parent-style-name="Text_20_body" style:list-style-name="L40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89" style:family="paragraph" style:parent-style-name="Text_20_body" style:list-style-name="L41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0" style:family="paragraph" style:parent-style-name="Text_20_body" style:list-style-name="L4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1" style:family="paragraph" style:parent-style-name="Text_20_body" style:list-style-name="L43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2" style:family="paragraph" style:parent-style-name="Text_20_body" style:list-style-name="L44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3" style:family="paragraph" style:parent-style-name="Text_20_body" style:list-style-name="L46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4" style:family="paragraph" style:parent-style-name="Text_20_body" style:list-style-name="L47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5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6" style:family="paragraph" style:parent-style-name="Text_20_body" style:list-style-name="L48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7" style:family="paragraph" style:parent-style-name="Text_20_body" style:list-style-name="L50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8" style:family="paragraph" style:parent-style-name="Text_20_body" style:list-style-name="L52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9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0" style:family="paragraph" style:parent-style-name="Text_20_body" style:list-style-name="L17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101" style:family="paragraph" style:parent-style-name="Text_20_body" style:list-style-name="L28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102" style:family="paragraph" style:parent-style-name="Text_20_body" style:list-style-name="L31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103" style:family="paragraph" style:parent-style-name="Text_20_body" style:list-style-name="L33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104" style:family="paragraph" style:parent-style-name="Text_20_body" style:list-style-name="L34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105" style:family="paragraph" style:parent-style-name="Text_20_body" style:list-style-name="L49">
      <style:paragraph-properties loext:contextual-spacing="false" fo:margin-top="0in" fo:margin-bottom="0in" fo:line-height="120%" fo:text-align="start" style:justify-single-word="false" style:writing-mode="lr-tb"/>
    </style:style>
    <style:style style:name="P106" style:family="paragraph" style:parent-style-name="Text_20_body" style:list-style-name="L51">
      <style:paragraph-properties loext:contextual-spacing="false" fo:margin-top="0in" fo:margin-bottom="0in" fo:line-height="120%" fo:text-align="start" style:justify-single-word="false" style:writing-mode="lr-tb"/>
    </style:style>
    <style:style style:name="P107" style:family="paragraph" style:parent-style-name="Text_20_body" style:list-style-name="L52">
      <style:paragraph-properties loext:contextual-spacing="false" fo:margin-top="0in" fo:margin-bottom="0in" fo:line-height="120%" fo:text-align="start" style:justify-single-word="false" style:writing-mode="lr-tb"/>
    </style:style>
    <style:style style:name="P108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</style:style>
    <style:style style:name="P109" style:family="paragraph" style:parent-style-name="Text_20_body" style:list-style-name="L53">
      <style:paragraph-properties loext:contextual-spacing="false" fo:margin-top="0in" fo:margin-bottom="0in" fo:line-height="120%" fo:text-align="start" style:justify-single-word="false" style:writing-mode="lr-tb"/>
    </style:style>
    <style:style style:name="T1" style:family="text"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 loext:char-shading-value="0"/>
    </style:style>
    <style:style style:name="T2" style:family="text">
      <style:text-properties fo:font-variant="normal" fo:text-transform="none" fo:color="#333333" style:text-line-through-style="none" style:font-name="Times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Johnson</text:p>
      <text:p text:style-name="P1"/>
      <text:p text:style-name="P2">Basics</text:p>
      <text:list xml:id="list9074006537932204889" text:style-name="L1">
        <text:list-item>
          <text:p text:style-name="P4">What is an expression?</text:p>
          <text:p text:style-name="P16">A valid unit of code the resolves to a value</text:p>
        </text:list-item>
      </text:list>
      <text:p text:style-name="P63"/>
      <text:list xml:id="list6861054275908075105" text:style-name="L2">
        <text:list-item>
          <text:p text:style-name="P64">What is a syntax error?</text:p>
          <text:p text:style-name="P17">An error that is the result of code that does not adhere to the “grammitcal” rules of a programming language.</text:p>
        </text:list-item>
      </text:list>
      <text:p text:style-name="P18"/>
      <text:list xml:id="list1240570287365078025" text:style-name="L3">
        <text:list-item>
          <text:p text:style-name="P65">What is PEP8?</text:p>
          <text:p text:style-name="P60">The standard that defines how python code should be structured.</text:p>
        </text:list-item>
      </text:list>
      <text:p text:style-name="P61"/>
      <text:list xml:id="list1327915069474861589" text:style-name="L4">
        <text:list-item>
          <text:p text:style-name="P66">What does a linter do?</text:p>
          <text:p text:style-name="P62">It checks Python code to ensure it complies with PEP8</text:p>
        </text:list-item>
      </text:list>
      <text:p text:style-name="P61"/>
      <text:list xml:id="list4965888000586202667" text:style-name="L5">
        <text:list-item>
          <text:p text:style-name="P67">What is the result of this expression: “*” * 10</text:p>
          <text:p text:style-name="P19">“**********”</text:p>
        </text:list-item>
      </text:list>
      <text:p text:style-name="P63"/>
      <text:list xml:id="list1319188727950160857" text:style-name="L6">
        <text:list-item>
          <text:p text:style-name="P68">What is CPython?</text:p>
          <text:p text:style-name="P20">A Python interpreter that is written in the C programming language.</text:p>
        </text:list-item>
      </text:list>
      <text:p text:style-name="P63"/>
      <text:list xml:id="list1129161117302214974" text:style-name="L7">
        <text:list-item>
          <text:p text:style-name="P70">How is CPython different from Jython?</text:p>
          <text:p text:style-name="P21">Jython compiles Python code into Java bytecode.</text:p>
        </text:list-item>
      </text:list>
      <text:p text:style-name="P18"/>
      <text:list xml:id="list4297817589696434616" text:style-name="L8">
        <text:list-item>
          <text:p text:style-name="P71">How is CPython different from IronPython?</text:p>
          <text:p text:style-name="P23">IronPython is part of the .NET framework and allows python to use .NET libraries.</text:p>
        </text:list-item>
      </text:list>
      <text:p text:style-name="P18"/>
      <text:p text:style-name="P18">Primitive Types</text:p>
      <text:list xml:id="list3006934887847361147" text:style-name="L9">
        <text:list-item>
          <text:p text:style-name="P72">What is a variable?</text:p>
          <text:p text:style-name="P24">A user-defined term that is used to reference a value or object stored in memory.</text:p>
        </text:list-item>
      </text:list>
      <text:p text:style-name="P63"/>
      <text:list xml:id="list4214374886296538798" text:style-name="L10">
        <text:list-item>
          <text:p text:style-name="P73">What are the primitive built-in types in Python?</text:p>
          <text:p text:style-name="P25">String, Boolean, Integer, and Float</text:p>
        </text:list-item>
      </text:list>
      <text:p text:style-name="P18"/>
      <text:list xml:id="list4489894851150440461" text:style-name="L11">
        <text:list-item>
          <text:p text:style-name="P74">When should we use “”” (triple quotes) to define strings?</text:p>
          <text:p text:style-name="P26">Triple quotes are used to define multi-line strings.</text:p>
        </text:list-item>
      </text:list>
      <text:p text:style-name="P18"/>
      <text:list xml:id="list6830802367287487326" text:style-name="L12">
        <text:list-item>
          <text:p text:style-name="P75">Assuming (name = “John Smith”), what does name[1] return?</text:p>
          <text:p text:style-name="P27">'o'</text:p>
        </text:list-item>
      </text:list>
      <text:p text:style-name="P63"/>
      <text:list xml:id="list586929116822556520" text:style-name="L13">
        <text:list-item>
          <text:p text:style-name="P76"><text:soft-page-break/>What about name[-2]?</text:p>
          <text:p text:style-name="P28">'t'</text:p>
        </text:list-item>
      </text:list>
      <text:p text:style-name="P18"/>
      <text:list xml:id="list1558839834702851578" text:style-name="L14">
        <text:list-item>
          <text:p text:style-name="P77">What about name[1:-1]?</text:p>
          <text:p text:style-name="P29">“ohn Smit”</text:p>
        </text:list-item>
      </text:list>
      <text:p text:style-name="P18"/>
      <text:list xml:id="list2922949477963460305" text:style-name="L15">
        <text:list-item>
          <text:p text:style-name="P78">How to get the length of a name?</text:p>
          <text:p text:style-name="P30">len(name)</text:p>
        </text:list-item>
      </text:list>
      <text:p text:style-name="P18"/>
      <text:list xml:id="list3306306324968592785" text:style-name="L16">
        <text:list-item>
          <text:p text:style-name="P79">What are the escape sequences in Python?</text:p>
          <text:p text:style-name="P31">\\ <text:s/>\' <text:s/>\” <text:s/>\a <text:s/>\v <text:s/>\n <text:s/>\r <text:s/>\t <text:s/>\b <text:s/>\f <text:s/>\ooo <text:s/>\xhh <text:s/>\newline</text:p>
        </text:list-item>
      </text:list>
      <text:p text:style-name="P63"/>
      <text:list xml:id="list3681917381423550448" text:style-name="L17">
        <text:list-item>
          <text:p text:style-name="P100"><text:span text:style-name="T3">What is the result of </text:span><text:span text:style-name="T2">f”{2+2}+{10%3}”</text:span><text:span text:style-name="T3">?</text:span></text:p>
        </text:list-item>
      </text:list>
      <text:p text:style-name="P3"><text:span text:style-name="T3"><text:tab/></text:span><text:span text:style-name="T2">4 + 1</text:span></text:p>
      <text:p text:style-name="P18"/>
      <text:list xml:id="list9173707355731942275" text:style-name="L18">
        <text:list-item>
          <text:p text:style-name="P5"><text:span text:style-name="T2">Given (name = “john smith”), what will </text:span><text:span text:style-name="T1">name.title()</text:span><text:span text:style-name="T2"> return?</text:span></text:p>
          <text:p text:style-name="P32">John Smith</text:p>
        </text:list-item>
      </text:list>
      <text:p text:style-name="P18"/>
      <text:list xml:id="list64900456822929395" text:style-name="L19">
        <text:list-item>
          <text:p text:style-name="P6"><text:span text:style-name="T2">What does </text:span><text:span text:style-name="T1">name.strip()</text:span><text:span text:style-name="T2"> do?</text:span></text:p>
          <text:p text:style-name="P33">It will remove whitespace characters at the beginning and end of a string.</text:p>
        </text:list-item>
      </text:list>
      <text:p text:style-name="P18"/>
      <text:list xml:id="list3129394524585095276" text:style-name="L20">
        <text:list-item>
          <text:p text:style-name="P7"><text:span text:style-name="T2">What will </text:span><text:span text:style-name="T1">name.find(“Smith”) </text:span><text:span text:style-name="T2">return?</text:span></text:p>
          <text:p text:style-name="P34">-1</text:p>
        </text:list-item>
      </text:list>
      <text:p text:style-name="P63"/>
      <text:list xml:id="list2855845661558182836" text:style-name="L21">
        <text:list-item>
          <text:p text:style-name="P8"><text:span text:style-name="T2">What will be the value of </text:span><text:span text:style-name="T1">name </text:span><text:span text:style-name="T2">after we call </text:span><text:span text:style-name="T1">name.replace(“j”, “k”)</text:span><text:span text:style-name="T2">?</text:span></text:p>
          <text:p text:style-name="P35">kohn smith</text:p>
        </text:list-item>
      </text:list>
      <text:p text:style-name="P63"/>
      <text:list xml:id="list2961760785212174224" text:style-name="L22">
        <text:list-item>
          <text:p text:style-name="P9"><text:span text:style-name="T2">How can we check to see if </text:span><text:span text:style-name="T1">name</text:span><text:span text:style-name="T2"> contains </text:span><text:span text:style-name="T1">“John”</text:span><text:span text:style-name="T2">?</text:span></text:p>
          <text:p text:style-name="P36">name.find(“john”) &gt; 0</text:p>
        </text:list-item>
      </text:list>
      <text:p text:style-name="P63"/>
      <text:list xml:id="list7209843872434237307" text:style-name="L23">
        <text:list-item>
          <text:p text:style-name="P80">What are the 3 types of numbers in Python?</text:p>
          <text:p text:style-name="P37">Integers, floats, complex numbers</text:p>
        </text:list-item>
      </text:list>
      <text:p text:style-name="P18"/>
      <text:p text:style-name="P18">Control Flow</text:p>
      <text:list xml:id="list3713754070924731123" text:style-name="L24">
        <text:list-item>
          <text:p text:style-name="P10"><text:span text:style-name="T2">What is the difference between </text:span><text:span text:style-name="T1">10 / 3 and 10 //3</text:span><text:span text:style-name="T2">?</text:span></text:p>
          <text:p text:style-name="P38">10 // 3 does floor division (rounds down), 10 // 3 = 3</text:p>
          <text:p text:style-name="P38">10 / 3 allows for decimal results, 10 / 3 = 10.333333333</text:p>
        </text:list-item>
      </text:list>
      <text:p text:style-name="P63"/>
      <text:list xml:id="list7769173910166205086" text:style-name="L25">
        <text:list-item>
          <text:p text:style-name="P81">What is the result of 10 ** 3?</text:p>
          <text:p text:style-name="P39">1000</text:p>
        </text:list-item>
      </text:list>
      <text:p text:style-name="P18"/>
      <text:list xml:id="list8309737430237617927" text:style-name="L26">
        <text:list-item>
          <text:p text:style-name="P11"><text:soft-page-break/><text:span text:style-name="T2">Given (</text:span><text:span text:style-name="T1">x = 1</text:span><text:span text:style-name="T2">), what will be the value of x after we run (</text:span><text:span text:style-name="T1">x += 2)</text:span><text:span text:style-name="T2">?</text:span></text:p>
          <text:p text:style-name="P40">3</text:p>
        </text:list-item>
      </text:list>
      <text:p text:style-name="P18"/>
      <text:list xml:id="list4681124913810525466" text:style-name="L27">
        <text:list-item>
          <text:p text:style-name="P82">How can we round a number?</text:p>
          <text:p text:style-name="P41">round(num)</text:p>
        </text:list-item>
      </text:list>
      <text:p text:style-name="P63"/>
      <text:list xml:id="list7388734822880495558" text:style-name="L28">
        <text:list-item>
          <text:p text:style-name="P101"><text:span text:style-name="T3">What is the result of </text:span><text:span text:style-name="T2">float(1)</text:span><text:span text:style-name="T3">?</text:span></text:p>
          <text:p text:style-name="P42">1.0</text:p>
        </text:list-item>
      </text:list>
      <text:p text:style-name="P18"/>
      <text:list xml:id="list4866131606862604849" text:style-name="L29">
        <text:list-item>
          <text:p text:style-name="P12"><text:span text:style-name="T2">What is the result of </text:span><text:span text:style-name="T1">bool(“False”)</text:span><text:span text:style-name="T2">?</text:span></text:p>
          <text:p text:style-name="P43">True</text:p>
        </text:list-item>
      </text:list>
      <text:p text:style-name="P18"/>
      <text:list xml:id="list6518689542848892517" text:style-name="L30">
        <text:list-item>
          <text:p text:style-name="P83">What are the falsy values in Python?</text:p>
          <text:p text:style-name="P44">Empty lists [], empty tuples (), empty dictionaries {}, empty sets set(), empty strings “”, empty ranges range(0), 0, 0.0, oj, none, false</text:p>
        </text:list-item>
      </text:list>
      <text:p text:style-name="P63"/>
      <text:list xml:id="list1673593287948216466" text:style-name="L31">
        <text:list-item>
          <text:p text:style-name="P102"><text:span text:style-name="T3">What is the result of </text:span><text:span text:style-name="T2">10 == “10”</text:span><text:span text:style-name="T3">?</text:span></text:p>
          <text:p text:style-name="P45">False</text:p>
        </text:list-item>
      </text:list>
      <text:p text:style-name="P18"/>
      <text:list xml:id="list6507220666205652095" text:style-name="L32">
        <text:list-item>
          <text:p text:style-name="P13"><text:span text:style-name="T2">What is the result of </text:span><text:span text:style-name="T1">“bag” &gt; “apple”</text:span><text:span text:style-name="T2">?</text:span></text:p>
          <text:p text:style-name="P46">True</text:p>
        </text:list-item>
      </text:list>
      <text:p text:style-name="P63"/>
      <text:list xml:id="list8574154683091767051" text:style-name="L33">
        <text:list-item>
          <text:p text:style-name="P103"><text:span text:style-name="T3">What is the result of </text:span><text:span text:style-name="T2">not(True or False)</text:span><text:span text:style-name="T3">?</text:span></text:p>
          <text:p text:style-name="P47">False</text:p>
        </text:list-item>
      </text:list>
      <text:p text:style-name="P63"/>
      <text:list xml:id="list584545610366638263" text:style-name="L34">
        <text:list-item>
          <text:p text:style-name="P104"><text:span text:style-name="T3">Under what circumstances does the expression </text:span><text:span text:style-name="T2">18 &lt;= age &lt; 65</text:span><text:span text:style-name="T3"> evaluate to True?</text:span></text:p>
          <text:p text:style-name="P48">When the value is age is at least 18, but less than 65</text:p>
        </text:list-item>
      </text:list>
      <text:p text:style-name="P18"/>
      <text:list xml:id="list8389765918346751239" text:style-name="L35">
        <text:list-item>
          <text:p text:style-name="P14"><text:span text:style-name="T2">What does </text:span><text:span text:style-name="T1">range(1, 10, 2)</text:span><text:span text:style-name="T2"> return?</text:span></text:p>
          <text:p text:style-name="P49">1, 3, 5, 7, 9</text:p>
        </text:list-item>
      </text:list>
      <text:p text:style-name="P18"/>
      <text:list xml:id="list6803528098346376322" text:style-name="L36">
        <text:list-item>
          <text:p text:style-name="P84">Name 3 iterable objects in Python.</text:p>
          <text:p text:style-name="P50">Lists, tuples, dictionaries</text:p>
        </text:list-item>
      </text:list>
      <text:p text:style-name="P18"/>
      <text:p text:style-name="P18">Functions</text:p>
      <text:list xml:id="list1937661182103747606" text:style-name="L37">
        <text:list-item>
          <text:p text:style-name="P85">What is the difference between a parameter and an argument?</text:p>
          <text:p text:style-name="P51">A parameter is a variable that is declared in the function definition.</text:p>
          <text:p text:style-name="P51">An argument is a value that is passed into a function when it is invoked.</text:p>
        </text:list-item>
      </text:list>
      <text:p text:style-name="P18"/>
      <text:p text:style-name="P18"/>
      <text:p text:style-name="P18"/>
      <text:list xml:id="list6031446969570915432" text:style-name="L38">
        <text:list-item>
          <text:p text:style-name="P86"><text:soft-page-break/>All functions in Python by default return...</text:p>
          <text:p text:style-name="P52">None</text:p>
        </text:list-item>
      </text:list>
      <text:p text:style-name="P18"/>
      <text:list xml:id="list526768889650331293" text:style-name="L39">
        <text:list-item>
          <text:p text:style-name="P87">What are keyword arguments and when should we use them?</text:p>
          <text:p text:style-name="P53">Keyword arguments are arguments that are “named” as they are passed into a function. We use them when it is unclear how many arguments will be passed in or when we don't know the order in which they will be passed in.</text:p>
        </text:list-item>
      </text:list>
      <text:p text:style-name="P18"/>
      <text:list xml:id="list5309951035877438695" text:style-name="L40">
        <text:list-item>
          <text:p text:style-name="P88">How can we make a parameter of a function optional?</text:p>
          <text:p text:style-name="P54">We can make parameters optional by declaring a default value for the parameter in the function definition.</text:p>
        </text:list-item>
      </text:list>
      <text:p text:style-name="P63"/>
      <text:list xml:id="list835767849542534032" text:style-name="L41">
        <text:list-item>
          <text:p text:style-name="P89">What happens when we prefix a parameter with an asterisk(*)?</text:p>
          <text:p text:style-name="P55">It causes the arguments to be passed into the function as a tuple.</text:p>
        </text:list-item>
      </text:list>
      <text:p text:style-name="P18"/>
      <text:list xml:id="list4434713122051251005" text:style-name="L42">
        <text:list-item>
          <text:p text:style-name="P90">What about two asterisks(**)?</text:p>
          <text:p text:style-name="P56">It causes the arguments to be passed into the function as a dictionary.</text:p>
        </text:list-item>
      </text:list>
      <text:p text:style-name="P63"/>
      <text:list xml:id="list2031586829693198565" text:style-name="L43">
        <text:list-item>
          <text:p text:style-name="P91">What is scope?</text:p>
          <text:p text:style-name="P57">Scope defines areas of code and the variables that can be accessed in those areas. <text:s/>In order to use a variable, it must be in the same scope as the portion of code that attempts to use it.</text:p>
        </text:list-item>
      </text:list>
      <text:p text:style-name="P18"/>
      <text:list xml:id="list5358143719734473256" text:style-name="L44">
        <text:list-item>
          <text:p text:style-name="P92">What is the difference between local and global variables?</text:p>
          <text:p text:style-name="P58">Local variables are scoped and can only be used by parts of the code within the same scope. <text:s/>Global variables can be accessed anywhere in the code.</text:p>
        </text:list-item>
      </text:list>
      <text:p text:style-name="P18"/>
      <text:list xml:id="list2337294887573549117" text:style-name="L45">
        <text:list-item>
          <text:p text:style-name="P15"><text:span text:style-name="T2">Why is using the </text:span><text:span text:style-name="T1">global</text:span><text:span text:style-name="T2"> statement a bad practice?</text:span></text:p>
          <text:p text:style-name="P59">It may introduce bugs into the code that can be difficult to track down due to the unscoped nature of global entities.</text:p>
        </text:list-item>
      </text:list>
      <text:p text:style-name="P18"/>
      <text:p text:style-name="P18">Coding Exercises</text:p>
      <text:list xml:id="list2426217375529510625" text:style-name="L46">
        <text:list-item>
          <text:p text:style-name="P93">Write a function that returns the maximum of two numbers.</text:p>
          <text:p text:style-name="P93"><text:a xlink:type="simple" xlink:href="https://github.com/cjohn281/revature-python-assignments/blob/main/Assignment2.py" text:style-name="Internet_20_link" text:visited-style-name="Visited_20_Internet_20_Link">https://github.com/cjohn281/revature-python-assignments/blob/main/Assignment2.py</text:a></text:p>
        </text:list-item>
      </text:list>
      <text:p text:style-name="P63"/>
      <text:list xml:id="list8180855531282383190" text:style-name="L47">
        <text:list-item>
          <text:p text:style-name="P94">Write a function call fizz_buzz that takes a number</text:p>
          <text:p text:style-name="P94">1. If the number is divisible by 3, it should return “Fizz”</text:p>
          <text:p text:style-name="P94">2. If it is divisible by 5, it should return “Buzz”</text:p>
          <text:p text:style-name="P94">3. If it is divisible by both 3 and 5, it should return “FizzBuzz”</text:p>
          <text:p text:style-name="P94">4. Otherwise, it should return the same number</text:p>
        </text:list-item>
      </text:list>
      <text:p text:style-name="P63"><text:tab/><text:a xlink:type="simple" xlink:href="https://github.com/cjohn281/revature-python-assignments/blob/main/Assignment2.py" text:style-name="Internet_20_link" text:visited-style-name="Visited_20_Internet_20_Link">https://github.com/cjohn281/revature-python-assignments/blob/main/Assignment2.py</text:a></text:p>
      <text:p text:style-name="P63"><text:soft-page-break/></text:p>
      <text:list xml:id="list1727785861466181220" text:style-name="L48">
        <text:list-item>
          <text:p text:style-name="P96">Write a function for checking the speed of drivers. This function should have one parameter: speed.</text:p>
          <text:p text:style-name="P96">1. If speed is less than 70, it should print “Ok”</text:p>
          <text:p text:style-name="P96">2. Otherwise, for every 5km above the speed limit (70), it should give the driver one demerit point and print the total number of demerit points. <text:s/>For example, if the speed is 80, it should print: “Points: 2”</text:p>
          <text:p text:style-name="P96">3. If the driver gets more than 12 points, the function should print “License suspended”</text:p>
          <text:p text:style-name="P96"><text:a xlink:type="simple" xlink:href="https://github.com/cjohn281/revature-python-assignments/blob/main/Assignment2.py" text:style-name="Internet_20_link" text:visited-style-name="Visited_20_Internet_20_Link">https://github.com/cjohn281/revature-python-assignments/blob/main/Assignment2.py</text:a></text:p>
        </text:list-item>
      </text:list>
      <text:p text:style-name="P63"/>
      <text:list xml:id="list6149519793949539875" text:style-name="L49">
        <text:list-item>
          <text:p text:style-name="P105"><text:span text:style-name="T3">Write a function called </text:span><text:span text:style-name="T1">showNumbe</text:span><text:span text:style-name="T3">r</text:span><text:span text:style-name="T1">s </text:span><text:span text:style-name="T3">that takes a parameter called </text:span><text:span text:style-name="T1">limit</text:span><text:span text:style-name="T3">. It should print all the numbers between 0 and limit with a label to identify the even and odd numbers. For example, if the limit is 3, it should print:</text:span></text:p>
        </text:list-item>
      </text:list>
      <text:list xml:id="list107135856582096645" text:style-name="L50">
        <text:list-item>
          <text:p text:style-name="P97">0 EVEN</text:p>
        </text:list-item>
        <text:list-item>
          <text:p text:style-name="P97">1 ODD</text:p>
        </text:list-item>
        <text:list-item>
          <text:p text:style-name="P97">2 EVEN</text:p>
        </text:list-item>
        <text:list-item>
          <text:p text:style-name="P97">3 ODD</text:p>
        </text:list-item>
      </text:list>
      <text:p text:style-name="P63"><text:tab/><text:a xlink:type="simple" xlink:href="https://github.com/cjohn281/revature-python-assignments/blob/main/Assignment2.py" text:style-name="Internet_20_link" text:visited-style-name="Visited_20_Internet_20_Link">https://github.com/cjohn281/revature-python-assignments/blob/main/Assignment2.py</text:a></text:p>
      <text:p text:style-name="P63"/>
      <text:list xml:id="list4054067184452434529" text:style-name="L51">
        <text:list-item>
          <text:p text:style-name="P106"><text:span text:style-name="T3">Write a function that returns the sum of multiples of 3 and 5 between 0 and </text:span><text:span text:style-name="T1">limit</text:span><text:span text:style-name="T3"> (parameter). For example, if limit is 20, it should return the sum of 3, 5, 6, 9, 10, 12, 15, 18, 20.</text:span></text:p>
        </text:list-item>
      </text:list>
      <text:p text:style-name="P63"><text:tab/><text:a xlink:type="simple" xlink:href="https://github.com/cjohn281/revature-python-assignments/blob/main/Assignment2.py" text:style-name="Internet_20_link" text:visited-style-name="Visited_20_Internet_20_Link">https://github.com/cjohn281/revature-python-assignments/blob/main/Assignment2.py</text:a></text:p>
      <text:p text:style-name="P63"/>
      <text:list xml:id="list1763620999707457181" text:style-name="L52">
        <text:list-item>
          <text:p text:style-name="P107"><text:span text:style-name="T3">Write a function called </text:span><text:span text:style-name="T1">show_stars(rows)</text:span><text:span text:style-name="T3">. If </text:span><text:span text:style-name="T1">rows</text:span><text:span text:style-name="T3"> is 5 it should print the following:</text:span></text:p>
          <text:p text:style-name="P98">*</text:p>
          <text:p text:style-name="P98">**</text:p>
          <text:p text:style-name="P98">***</text:p>
          <text:p text:style-name="P98">****</text:p>
          <text:p text:style-name="P98">*****</text:p>
        </text:list-item>
      </text:list>
      <text:p text:style-name="P63"><text:tab/><text:a xlink:type="simple" xlink:href="https://github.com/cjohn281/revature-python-assignments/blob/main/Assignment2.py" text:style-name="Internet_20_link" text:visited-style-name="Visited_20_Internet_20_Link">https://github.com/cjohn281/revature-python-assignments/blob/main/Assignment2.py</text:a></text:p>
      <text:p text:style-name="P63"/>
      <text:list xml:id="list1034965988807321964" text:style-name="L53">
        <text:list-item>
          <text:p text:style-name="P109"><text:span text:style-name="T3">Write a function that prints all the prime numbers between 0 and </text:span><text:span text:style-name="T1"><text:s/>limit</text:span><text:span text:style-name="T3"> where limit is a parameter.</text:span></text:p>
        </text:list-item>
      </text:list>
      <text:p text:style-name="P108"><text:span text:style-name="T3"><text:tab/></text:span><text:a xlink:type="simple" xlink:href="https://github.com/cjohn281/revature-python-assignments/blob/main/Assignment2.py" text:style-name="Internet_20_link" text:visited-style-name="Visited_20_Internet_20_Link">https://github.com/cjohn281/revature-python-assignments/blob/main/Assignment2.py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" svg:font-family="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Johnson</meta:initial-creator>
    <meta:creation-date>2021-03-19T07:20:48.73</meta:creation-date>
    <dc:date>2021-03-19T09:16:22.41</dc:date>
    <dc:creator>Chris Johnson</dc:creator>
    <meta:editing-duration>PT40M3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5" meta:paragraph-count="128" meta:word-count="1109" meta:character-count="6260"/>
  </office:meta>
</office:document-meta>
</file>